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3.65cm" fo:min-width="26.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3.05cm" fo:min-width="26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6.05cm" fo:min-width="26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5.25cm" fo:min-width="27.3cm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6.9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5.65cm" fo:min-width="27.3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5.65cm" fo:min-width="9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xml:id="id1" draw:id="id1" draw:layer="layout" svg:width="1.4cm" svg:height="1.4cm" svg:x="9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5cm" svg:height="1.9cm" svg:x="17.7cm" svg:y="6.8cm">
          <text:p text:style-name="P1">Defaul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7cm" svg:y1="7.7cm" svg:x2="17.7cm" svg:y2="7.75cm" draw:start-shape="id1" draw:start-glue-point="10" draw:end-shape="id2" draw:end-glue-point="3" svg:d="M10700 7700l7000 50" svg:viewBox="0 0 7001 51">
          <text:p text:style-name="P1">Set temp</text:p>
          <text:p text:style-name="P1"/>
        </draw:connector>
        <draw:custom-shape draw:style-name="gr2" draw:text-style-name="P1" xml:id="id3" draw:id="id3" draw:layer="layout" svg:width="3.5cm" svg:height="1.9cm" svg:x="26.6cm" svg:y="6.8cm">
          <text:p text:style-name="P1">Compa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1.2cm" svg:y1="7.75cm" svg:x2="26.6cm" svg:y2="7.75cm" draw:start-shape="id2" draw:start-glue-point="1" draw:end-shape="id3" draw:end-glue-point="3" svg:d="M21200 7750h5400" svg:viewBox="0 0 5401 1">
          <text:p text:style-name="P1">//ReadTemp</text:p>
          <text:p text:style-name="P1"/>
        </draw:connector>
        <draw:connector draw:style-name="gr3" draw:text-style-name="P2" draw:layer="layout" draw:line-skew="1.499cm" svg:x1="28.35cm" svg:y1="8.7cm" svg:x2="19.45cm" svg:y2="8.7cm" draw:start-shape="id3" draw:start-glue-point="2" draw:end-shape="id2" draw:end-glue-point="2" svg:d="M28350 8700v2000h-8900v-2000" svg:viewBox="0 0 8901 2001">
          <text:p text:style-name="P1"/>
          <text:p text:style-name="P1"/>
          <text:p text:style-name="P1">Within spec. // Return;</text:p>
        </draw:connector>
        <draw:connector draw:style-name="gr3" draw:text-style-name="P2" draw:layer="layout" draw:line-skew="3.599cm" svg:x1="28.35cm" svg:y1="8.7cm" svg:x2="19.45cm" svg:y2="8.7cm" draw:start-shape="id3" draw:start-glue-point="2" draw:end-shape="id2" draw:end-glue-point="2" svg:d="M28350 8700v4100h-8900v-4100" svg:viewBox="0 0 8901 4101">
          <text:p text:style-name="P1"/>
          <text:p text:style-name="P1"/>
          <text:p text:style-name="P1"/>
          <text:p text:style-name="P1"/>
          <text:p text:style-name="P1"/>
          <text:p text:style-name="P1">To Cold // HeaterOn();</text:p>
        </draw:connector>
        <draw:connector draw:style-name="gr3" draw:text-style-name="P2" draw:layer="layout" draw:line-skew="6.299cm" svg:x1="28.35cm" svg:y1="8.7cm" svg:x2="19.45cm" svg:y2="8.7cm" draw:start-shape="id3" draw:start-glue-point="2" draw:end-shape="id2" draw:end-glue-point="2" svg:d="M28350 8700v6800h-8900v-6800" svg:viewBox="0 0 8901 68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o Hot // HeaterOff();</text:p>
        </draw:connector>
        <draw:custom-shape draw:style-name="gr4" draw:text-style-name="P2" draw:layer="layout" svg:width="27.4cm" svg:height="13.9cm" svg:x="7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4cm" svg:height="1.4cm" svg:x="9.4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5cm" svg:height="1.9cm" svg:x="17.6cm" svg:y="20.8cm">
          <text:p text:style-name="P1">Defaul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8cm" svg:y1="21.8cm" svg:x2="17.6cm" svg:y2="21.75cm" draw:start-shape="id4" draw:start-glue-point="10" draw:end-shape="id5" draw:end-glue-point="3" svg:d="M10800 21800l6800-50" svg:viewBox="0 0 6801 51">
          <text:p text:style-name="P1">Set plant water level</text:p>
          <text:p text:style-name="P1"/>
        </draw:connector>
        <draw:custom-shape draw:style-name="gr2" draw:text-style-name="P1" xml:id="id6" draw:id="id6" draw:layer="layout" svg:width="3.5cm" svg:height="1.9cm" svg:x="29.6cm" svg:y="20.8cm">
          <text:p text:style-name="P1">Compa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1.1cm" svg:y1="21.75cm" svg:x2="29.6cm" svg:y2="21.75cm" draw:start-shape="id5" draw:start-glue-point="1" draw:end-shape="id6" draw:end-glue-point="3" svg:d="M21100 21750h8500" svg:viewBox="0 0 8501 1">
          <text:p text:style-name="P1"><text:s/>// ReadPlantWaterLevel(); </text:p>
          <text:p text:style-name="P1"/>
        </draw:connector>
        <draw:connector draw:style-name="gr3" draw:text-style-name="P2" draw:layer="layout" draw:line-skew="1.899cm" svg:x1="31.35cm" svg:y1="22.7cm" svg:x2="19.35cm" svg:y2="22.7cm" draw:start-shape="id6" draw:start-glue-point="2" draw:end-shape="id5" draw:end-glue-point="2" svg:d="M31350 22700v2400h-12000v-2400" svg:viewBox="0 0 12001 2401">
          <text:p text:style-name="P1"/>
          <text:p text:style-name="P1"/>
          <text:p text:style-name="P1">Within spec. // Return;</text:p>
        </draw:connector>
        <draw:custom-shape draw:style-name="gr5" draw:text-style-name="P2" draw:layer="layout" svg:width="27.4cm" svg:height="23.3cm" svg:x="7.2cm" svg:y="1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cm" svg:height="1.9cm" svg:x="29.6cm" svg:y="29.9cm">
          <text:p text:style-name="P1">Tank level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1.35cm" svg:y1="22.7cm" svg:x2="31.35cm" svg:y2="29.9cm" draw:start-shape="id6" draw:start-glue-point="2" draw:end-shape="id7" draw:end-glue-point="0" svg:d="M31350 22700v7200" svg:viewBox="0 0 1 7201">
          <text:p text:style-name="P1"/>
          <text:p text:style-name="P1"/>
          <text:p text:style-name="P1">ToDry //</text:p>
          <text:p text:style-name="P1">ReadWaterLevel();</text:p>
        </draw:connector>
        <draw:connector draw:style-name="gr3" draw:text-style-name="P2" draw:layer="layout" svg:x1="29.6cm" svg:y1="30.85cm" svg:x2="19.35cm" svg:y2="22.7cm" draw:start-shape="id7" draw:start-glue-point="3" draw:end-shape="id5" draw:end-glue-point="2" svg:d="M29600 30850h-10250v-8150" svg:viewBox="0 0 10251 81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Within spec. // WaterPlant();</text:p>
        </draw:connector>
        <draw:connector draw:style-name="gr3" draw:text-style-name="P2" draw:layer="layout" draw:line-skew="1.199cm" svg:x1="31.35cm" svg:y1="31.8cm" svg:x2="19.35cm" svg:y2="22.7cm" draw:start-shape="id7" draw:start-glue-point="2" draw:end-shape="id5" draw:end-glue-point="2" svg:d="M31350 31800v1700h-12000v-10800" svg:viewBox="0 0 12001 108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Level low // WaringLightOn;</text:p>
          <text:p text:style-name="P1">WaterPlant;</text:p>
          <text:p text:style-name="P1"/>
        </draw:connector>
        <draw:connector draw:style-name="gr3" draw:text-style-name="P2" draw:layer="layout" draw:line-skew="4.799cm" svg:x1="31.35cm" svg:y1="31.8cm" svg:x2="19.35cm" svg:y2="22.7cm" draw:start-shape="id7" draw:start-glue-point="2" draw:end-shape="id5" draw:end-glue-point="2" svg:d="M31350 31800v5300h-12000v-14400" svg:viewBox="0 0 12001 144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ank empty // WaterAlarmOn();</text:p>
        </draw:connector>
        <draw:custom-shape draw:style-name="gr6" draw:text-style-name="P2" draw:layer="layout" svg:width="27.4cm" svg:height="16.3cm" svg:x="7.1cm" svg:y="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4cm" svg:height="1.4cm" svg:x="9.1cm" svg:y="4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3.5cm" svg:height="1.9cm" svg:x="17.3cm" svg:y="42.5cm">
          <text:p text:style-name="P1">Defaul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5cm" svg:y1="43.5cm" svg:x2="17.3cm" svg:y2="43.45cm" draw:start-shape="id8" draw:start-glue-point="10" draw:end-shape="id9" draw:end-glue-point="3" svg:d="M10500 43500l6800-50" svg:viewBox="0 0 6801 51">
          <text:p text:style-name="P1">Set LightHours &amp;&amp;</text:p>
          <text:p text:style-name="P1">GrowState</text:p>
          <text:p text:style-name="P1"/>
          <text:p text:style-name="P1"/>
          <text:p text:style-name="P1"/>
        </draw:connector>
        <draw:custom-shape draw:style-name="gr2" draw:text-style-name="P1" xml:id="id10" draw:id="id10" draw:layer="layout" svg:width="3.5cm" svg:height="1.9cm" svg:x="29.3cm" svg:y="42.5cm">
          <text:p text:style-name="P1">Compa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0.8cm" svg:y1="43.45cm" svg:x2="29.3cm" svg:y2="43.45cm" draw:start-shape="id9" draw:start-glue-point="1" draw:end-shape="id10" draw:end-glue-point="3" svg:d="M20800 43450h8500" svg:viewBox="0 0 8501 1">
          <text:p text:style-name="P1"><text:s/>// CheckDateTime; </text:p>
          <text:p text:style-name="P1"/>
        </draw:connector>
        <draw:custom-shape draw:style-name="gr2" draw:text-style-name="P1" xml:id="id11" draw:id="id11" draw:layer="layout" svg:width="3.5cm" svg:height="1.9cm" svg:x="29.3cm" svg:y="48cm">
          <text:p text:style-name="P1">GrowStat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1.05cm" svg:y1="44.4cm" svg:x2="31.05cm" svg:y2="48cm" draw:start-shape="id10" draw:start-glue-point="2" draw:end-shape="id11" draw:end-glue-point="0" svg:d="M31050 44400v3600" svg:viewBox="0 0 1 3601">
          <text:p text:style-name="P1">DayTime</text:p>
        </draw:connector>
        <draw:connector draw:style-name="gr3" draw:text-style-name="P2" draw:layer="layout" draw:line-skew="2.299cm" svg:x1="31.05cm" svg:y1="49.9cm" svg:x2="19.05cm" svg:y2="44.4cm" draw:start-shape="id11" draw:start-glue-point="2" draw:end-shape="id9" draw:end-glue-point="2" svg:d="M31050 49900v2800h-12000v-8300" svg:viewBox="0 0 12001 83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GrowState // GrowLightOn();</text:p>
        </draw:connector>
        <draw:connector draw:style-name="gr3" draw:text-style-name="P2" draw:layer="layout" draw:line-skew="4.999cm" svg:x1="31.05cm" svg:y1="49.9cm" svg:x2="19.05cm" svg:y2="44.4cm" draw:start-shape="id11" draw:start-glue-point="2" draw:end-shape="id9" draw:end-glue-point="2" svg:d="M31050 49900v5500h-12000v-11000" svg:viewBox="0 0 12001 110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FlowerState // FlowerStateOn();</text:p>
        </draw:connector>
        <draw:connector draw:style-name="gr3" draw:text-style-name="P2" draw:layer="layout" draw:line-skew="0.799cm" svg:x1="31.05cm" svg:y1="44.4cm" svg:x2="19.05cm" svg:y2="44.4cm" draw:start-shape="id10" draw:start-glue-point="2" draw:end-shape="id9" draw:end-glue-point="2" svg:d="M31050 44400v1300h-12000v-1300" svg:viewBox="0 0 12001 1301">
          <text:p text:style-name="P1">NightTime // LightsOff();</text:p>
        </draw:connector>
        <draw:frame draw:style-name="gr7" draw:text-style-name="P3" draw:layer="layout" svg:width="4.342cm" svg:height="0.962cm" svg:x="15.7cm" svg:y="2.7cm">
          <draw:text-box>
            <text:p>Service stand</text:p>
          </draw:text-box>
        </draw:frame>
      </draw:page>
      <draw:page draw:name="page2" draw:style-name="dp1" draw:master-page-name="Standaard">
        <draw:custom-shape draw:style-name="gr8" draw:text-style-name="P4" draw:layer="layout" svg:width="27.8cm" svg:height="5.5cm" svg:x="1.9cm" svg:y="1.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User interface lay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7.4cm" svg:height="2.6cm" svg:x="2.8cm" svg:y="3.1cm">
          <text:p text:style-name="P1">Keypad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7.4cm" svg:height="2.6cm" svg:x="11.6cm" svg:y="3.1cm">
          <text:p text:style-name="P1">Service switch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7.4cm" svg:height="2.6cm" svg:x="20.6cm" svg:y="3.1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7.8cm" svg:height="5.9cm" svg:x="2cm" svg:y="20.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ub systems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9" draw:id="id19" draw:layer="layout" svg:width="7.4cm" svg:height="2.6cm" svg:x="2.9cm" svg:y="21.8cm">
          <text:p text:style-name="P1">Watering control</text:p>
          <draw:enhanced-geometry svg:viewBox="0 0 21600 21600" draw:type="rectangle" draw:enhanced-path="M 0 0 L 21600 0 21600 21600 0 21600 0 0 Z N"/>
        </draw:custom-shape>
        <draw:custom-shape draw:style-name="gr9" draw:text-style-name="P1" xml:id="id18" draw:id="id18" draw:layer="layout" svg:width="7.4cm" svg:height="2.6cm" svg:x="11.7cm" svg:y="21.8cm">
          <text:p text:style-name="P1">Temperature control</text:p>
          <draw:enhanced-geometry svg:viewBox="0 0 21600 21600" draw:type="rectangle" draw:enhanced-path="M 0 0 L 21600 0 21600 21600 0 21600 0 0 Z N"/>
        </draw:custom-shape>
        <draw:custom-shape draw:style-name="gr9" draw:text-style-name="P1" xml:id="id17" draw:id="id17" draw:layer="layout" svg:width="7.4cm" svg:height="2.6cm" svg:x="20.7cm" svg:y="21.8cm">
          <text:p text:style-name="P1">Light control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8cm" svg:height="5.9cm" svg:x="10.8cm" svg:y="10.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ystem control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6" draw:id="id16" draw:layer="layout" svg:width="7.4cm" svg:height="2.6cm" svg:x="11.9cm" svg:y="11.8cm">
          <text:p text:style-name="P1">FSM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8cm" svg:height="5.9cm" svg:x="34cm" svg:y="10.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ardware abstraction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3" draw:id="id13" draw:layer="layout" svg:width="7.4cm" svg:height="2.6cm" svg:x="35.1cm" svg:y="11.6cm">
          <text:p text:style-name="P1">Hardware IO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6.5cm" svg:y1="5.7cm" svg:x2="35.1cm" svg:y2="12.9cm" draw:start-shape="id12" draw:start-glue-point="2" draw:end-shape="id13" draw:end-glue-point="3" svg:d="M6500 5700l28600 7200" svg:viewBox="0 0 28601 7201">
          <text:p/>
        </draw:connector>
        <draw:connector draw:style-name="gr12" draw:text-style-name="P2" draw:layer="layout" draw:type="line" svg:x1="15.3cm" svg:y1="5.7cm" svg:x2="35.1cm" svg:y2="12.9cm" draw:start-shape="id14" draw:start-glue-point="2" draw:end-shape="id13" draw:end-glue-point="3" svg:d="M15300 5700l19800 7200" svg:viewBox="0 0 19801 7201">
          <text:p/>
        </draw:connector>
        <draw:connector draw:style-name="gr12" draw:text-style-name="P2" draw:layer="layout" draw:type="line" svg:x1="24.3cm" svg:y1="5.7cm" svg:x2="35.1cm" svg:y2="12.9cm" draw:start-shape="id15" draw:start-glue-point="2" draw:end-shape="id13" draw:end-glue-point="3" svg:d="M24300 5700l10800 7200" svg:viewBox="0 0 10801 7201">
          <text:p/>
        </draw:connector>
        <draw:connector draw:style-name="gr12" draw:text-style-name="P2" draw:layer="layout" draw:type="line" svg:x1="15.6cm" svg:y1="11.8cm" svg:x2="6.5cm" svg:y2="5.7cm" draw:start-shape="id16" draw:start-glue-point="0" draw:end-shape="id12" draw:end-glue-point="2" svg:d="M15600 11800l-9100-6100" svg:viewBox="0 0 9101 6101">
          <text:p/>
        </draw:connector>
        <draw:connector draw:style-name="gr12" draw:text-style-name="P2" draw:layer="layout" draw:type="line" svg:x1="15.6cm" svg:y1="11.8cm" svg:x2="15.3cm" svg:y2="5.7cm" draw:start-shape="id16" draw:start-glue-point="0" draw:end-shape="id14" draw:end-glue-point="2" svg:d="M15600 11800l-300-6100" svg:viewBox="0 0 301 6101">
          <text:p/>
        </draw:connector>
        <draw:connector draw:style-name="gr12" draw:text-style-name="P2" draw:layer="layout" draw:type="line" svg:x1="15.6cm" svg:y1="11.8cm" svg:x2="24.3cm" svg:y2="5.7cm" draw:start-shape="id16" draw:start-glue-point="0" draw:end-shape="id15" draw:end-glue-point="2" svg:d="M15600 11800l8700-6100" svg:viewBox="0 0 8701 6101">
          <text:p/>
        </draw:connector>
        <draw:connector draw:style-name="gr12" draw:text-style-name="P2" draw:layer="layout" draw:type="line" svg:x1="24.4cm" svg:y1="21.8cm" svg:x2="35.1cm" svg:y2="12.9cm" draw:start-shape="id17" draw:start-glue-point="0" draw:end-shape="id13" draw:end-glue-point="3" svg:d="M24400 21800l10700-8900" svg:viewBox="0 0 10701 8901">
          <text:p/>
        </draw:connector>
        <draw:connector draw:style-name="gr12" draw:text-style-name="P2" draw:layer="layout" draw:type="line" svg:x1="15.4cm" svg:y1="21.8cm" svg:x2="35.1cm" svg:y2="12.9cm" draw:start-shape="id18" draw:start-glue-point="0" draw:end-shape="id13" draw:end-glue-point="3" svg:d="M15400 21800l19700-8900" svg:viewBox="0 0 19701 8901">
          <text:p/>
        </draw:connector>
        <draw:connector draw:style-name="gr12" draw:text-style-name="P2" draw:layer="layout" draw:type="line" svg:x1="6.6cm" svg:y1="21.8cm" svg:x2="35.1cm" svg:y2="12.9cm" draw:start-shape="id19" draw:start-glue-point="0" draw:end-shape="id13" draw:end-glue-point="3" svg:d="M6600 21800l28500-8900" svg:viewBox="0 0 28501 8901">
          <text:p/>
        </draw:connector>
        <draw:connector draw:style-name="gr12" draw:text-style-name="P2" draw:layer="layout" draw:type="line" svg:x1="15.6cm" svg:y1="14.4cm" svg:x2="6.6cm" svg:y2="21.8cm" draw:start-shape="id16" draw:start-glue-point="2" draw:end-shape="id19" draw:end-glue-point="0" svg:d="M15600 14400l-9000 7400" svg:viewBox="0 0 9001 7401">
          <text:p/>
        </draw:connector>
        <draw:connector draw:style-name="gr12" draw:text-style-name="P2" draw:layer="layout" draw:type="line" svg:x1="15.6cm" svg:y1="14.4cm" svg:x2="15.4cm" svg:y2="21.8cm" draw:start-shape="id16" draw:start-glue-point="2" draw:end-shape="id18" draw:end-glue-point="0" svg:d="M15600 14400l-200 7400" svg:viewBox="0 0 201 7401">
          <text:p/>
        </draw:connector>
        <draw:connector draw:style-name="gr12" draw:text-style-name="P2" draw:layer="layout" draw:type="line" svg:x1="15.6cm" svg:y1="14.4cm" svg:x2="24.4cm" svg:y2="21.8cm" draw:start-shape="id16" draw:start-glue-point="2" draw:end-shape="id17" draw:end-glue-point="0" svg:d="M15600 14400l8800 7400" svg:viewBox="0 0 8801 7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20:12:04.050000000</meta:creation-date>
    <dc:date>2019-11-14T16:38:27.495000000</dc:date>
    <meta:editing-duration>PT28M45S</meta:editing-duration>
    <meta:editing-cycles>5</meta:editing-cycles>
    <meta:generator>LibreOffice/6.1.4.2$Windows_X86_64 LibreOffice_project/9d0f32d1f0b509096fd65e0d4bec26ddd1938fd3</meta:generator>
    <meta:document-statistic meta:object-count="57"/>
  </office:meta>
</office:document-meta>
</file>